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3.418cm"/>
    </style:style>
    <style:style style:name="co4" style:family="table-column">
      <style:table-column-properties fo:break-before="auto" style:column-width="11.338cm"/>
    </style:style>
    <style:style style:name="co5" style:family="table-column">
      <style:table-column-properties fo:break-before="auto" style:column-width="3.815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12.215cm"/>
    </style:style>
    <style:style style:name="co9" style:family="table-column">
      <style:table-column-properties fo:break-before="auto" style:column-width="5.323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4.49cm"/>
    </style:style>
    <style:style style:name="co12" style:family="table-column">
      <style:table-column-properties fo:break-before="auto" style:column-width="5.117cm"/>
    </style:style>
    <style:style style:name="co13" style:family="table-column">
      <style:table-column-properties fo:break-before="auto" style:column-width="15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1. El codi de producte ha de ser vàlid, si no ho és RETURN -2.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di de producte</text:p>
          </table:table-cell>
          <table:table-cell table:style-name="ce3" office:value-type="float" office:value="999" calcext:value-type="float">
            <text:p>999</text:p>
          </table:table-cell>
          <table:table-cell office:value-type="string" calcext:value-type="string">
            <text:p>no EXISTEIX</text:p>
          </table:table-cell>
        </table:table-row>
        <table:table-row table:style-name="ro1">
          <table:table-cell/>
          <table:table-cell office:value-type="string" calcext:value-type="string">
            <text:p>codis de país</text:p>
          </table:table-cell>
          <table:table-cell office:value-type="string" calcext:value-type="string">
            <text:p>'CA,US,JP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ta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. La llista de països han de ser tots vàlids, existir, si no ho és RETURN -1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di de produc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</table:table-row>
        <table:table-row table:style-name="ro1">
          <table:table-cell/>
          <table:table-cell table:style-name="ce1" office:value-type="string" calcext:value-type="string">
            <text:p>codis de país</text:p>
          </table:table-cell>
          <table:table-cell table:style-name="ce3" office:value-type="string" calcext:value-type="string">
            <text:p>'CA,KK,JP'</text:p>
          </table:table-cell>
          <table:table-cell office:value-type="string" calcext:value-type="string">
            <text:p>KK es un país inexistent <text:s/></text:p>
          </table:table-cell>
        </table:table-row>
        <table:table-row table:style-name="ro1">
          <table:table-cell/>
          <table:table-cell office:value-type="string" calcext:value-type="string">
            <text:p>quantita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. Ha d’haver-hi magatzems en algun dels països, si no n’hi ha RETURN 0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di de produc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</table:table-row>
        <table:table-row table:style-name="ro1">
          <table:table-cell/>
          <table:table-cell table:style-name="ce1" office:value-type="string" calcext:value-type="string">
            <text:p>codis de país</text:p>
          </table:table-cell>
          <table:table-cell table:style-name="ce3" office:value-type="string" calcext:value-type="string">
            <text:p>'BR,CH,DE'</text:p>
          </table:table-cell>
          <table:table-cell office:value-type="string" calcext:value-type="string">
            <text:p>son tots països on no hi ha magatzem <text:s/></text:p>
          </table:table-cell>
        </table:table-row>
        <table:table-row table:style-name="ro1">
          <table:table-cell/>
          <table:table-cell office:value-type="string" calcext:value-type="string">
            <text:p>quantita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. Si hi ha magatzems es comprovarà l’inventari de producte en el magatzem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di de produc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</table:table-row>
        <table:table-row table:style-name="ro1">
          <table:table-cell/>
          <table:table-cell office:value-type="string" calcext:value-type="string">
            <text:p>codis de país</text:p>
          </table:table-cell>
          <table:table-cell office:value-type="string" calcext:value-type="string">
            <text:p>'CA,US,JP'</text:p>
          </table:table-cell>
          <table:table-cell office:value-type="string" calcext:value-type="string">
            <text:p>son països on hi ha magatzem excepte JP, cap d'ells no té el producte <text:s/></text:p>
          </table:table-cell>
        </table:table-row>
        <table:table-row table:style-name="ro1">
          <table:table-cell/>
          <table:table-cell office:value-type="string" calcext:value-type="string">
            <text:p>quantita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5. Si hi ha magatzems es comprovarà l’inventari de producte en el magatzem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di de produc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</table:table-row>
        <table:table-row table:style-name="ro1">
          <table:table-cell/>
          <table:table-cell office:value-type="string" calcext:value-type="string">
            <text:p>codis de país</text:p>
          </table:table-cell>
          <table:table-cell office:value-type="string" calcext:value-type="string">
            <text:p>'AU,MX'</text:p>
          </table:table-cell>
          <table:table-cell office:value-type="string" calcext:value-type="string">
            <text:p>son tots països on hi ha magatzem, a AU ja té producte <text:s/></text:p>
          </table:table-cell>
        </table:table-row>
        <table:table-row table:style-name="ro1">
          <table:table-cell/>
          <table:table-cell office:value-type="string" calcext:value-type="string">
            <text:p>quantita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6. Si hi ha magatzems es comprovarà l’inventari de producte en el magatzem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di de product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</table:table-row>
        <table:table-row table:style-name="ro1">
          <table:table-cell/>
          <table:table-cell office:value-type="string" calcext:value-type="string">
            <text:p>codis de país</text:p>
          </table:table-cell>
          <table:table-cell office:value-type="string" calcext:value-type="string">
            <text:p>'AU,MX,CA,US,JP'</text:p>
          </table:table-cell>
          <table:table-cell office:value-type="string" calcext:value-type="string">
            <text:p>son tots països on hi ha magatzem, a tots hi ha producte <text:s/></text:p>
          </table:table-cell>
        </table:table-row>
        <table:table-row table:style-name="ro1">
          <table:table-cell/>
          <table:table-cell office:value-type="string" calcext:value-type="string">
            <text:p>quantita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agatzems i paisos" table:style-name="ta1">
        <table:table-column table:style-name="co5" table:default-cell-style-name="Default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WAREHOUSE_NAME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OUNTRY_ID</text:p>
          </table:table-cell>
          <table:table-cell table:style-name="ce4" office:value-type="string" calcext:value-type="string">
            <text:p>COUNTRY_NAME</text:p>
          </table:table-cell>
          <table:table-cell/>
          <table:table-cell office:value-type="string" calcext:value-type="string">
            <text:p>select w.WAREHOUSE_NAME,l.CITY,c.COUNTRY_ID,c.COUNTRY_NAME</text:p>
          </table:table-cell>
        </table:table-row>
        <table:table-row table:style-name="ro1">
          <table:table-cell table:style-name="ce5" office:value-type="string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from WAREHOUSES W </text:p>
          </table:table-cell>
        </table:table-row>
        <table:table-row table:style-name="ro1">
          <table:table-cell table:style-name="ce5" office:value-type="string" calcext:value-type="string">
            <text:p>Toront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join locations l on w.LOCATION_ID=l.LOCATION_ID</text:p>
          </table:table-cell>
        </table:table-row>
        <table:table-row table:style-name="ro1">
          <table:table-cell table:style-name="ce5" office:value-type="string" calcext:value-type="string">
            <text:p>Beijing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join countries c on l.COUNTRY_ID=c.COUNTRY_ID</text:p>
          </table:table-cell>
        </table:table-row>
        <table:table-row table:style-name="ro1">
          <table:table-cell table:style-name="ce5" office:value-type="string" calcext:value-type="string">
            <text:p>Bombay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order by c.COUNTRY_NAME,l.CITY,W.WAREHOUSE_NAME </text:p>
          </table:table-cell>
        </table:table-row>
        <table:table-row table:style-name="ro1">
          <table:table-cell table:style-name="ce5" office:value-type="string" calcext:value-type="string">
            <text:p>Mexico City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eattle, 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ew Jersey</text:p>
          </table:table-cell>
          <table:table-cell office:value-type="string" calcext:value-type="string">
            <text:p>South Brunswic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an Francisco</text:p>
          </table:table-cell>
          <table:table-cell office:value-type="string" calcext:value-type="string">
            <text:p>South San Francisc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outhlake, Texas</text:p>
          </table:table-cell>
          <table:table-cell office:value-type="string" calcext:value-type="string">
            <text:p>Southlak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OUNTRY_ID</text:p>
          </table:table-cell>
          <table:table-cell table:style-name="ce4" office:value-type="string" calcext:value-type="string">
            <text:p>COUNTR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dney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o Paul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itehor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o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r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v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ijing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mba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ic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roshim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ky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xico Cit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trech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tfo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attl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 San Francisc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 Brunswic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lak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table:number-columns-repeated="2"/>
        </table:table-row>
      </table:table>
      <table:table table:name="productes en inventari" table:style-name="ta1">
        <table:table-column table:style-name="co1" table:default-cell-style-name="ce5"/>
        <table:table-column table:style-name="co9" table:default-cell-style-name="ce5"/>
        <table:table-column table:style-name="co10" table:default-cell-style-name="ce5"/>
        <table:table-column table:style-name="co1" table:default-cell-style-name="ce5"/>
        <table:table-column table:style-name="co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COUNT(I.WAREHOUSE_ID)</text:p>
          </table:table-cell>
          <table:table-cell office:value-type="string" calcext:value-type="string">
            <text:p>SUM(I.QUANTITY)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ATA ASU800SS-128GT-C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select p.PRODUCT_ID,p.PRODUCT_NAME,count(i.WAREHOUSE_ID),sum(i.QUANTITY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DATA ASU800SS-512GT-C</text:p>
          </table:table-cell>
          <table:table-cell office:value-type="float" office:value="5" calcext:value-type="float">
            <text:p>5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from inventories i 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join PRODUCTS p on i.PRODUCT_ID=p.PRODUCT_ID <text:s/>and p.category_id=5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group by p.PRODUCT_ID,p.product_name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order by p.product_name</text:p>
          </table:table-cell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Corsair Dominator Platinum</text:p>
          </table:table-cell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orsair Vengeance LPX</text:p>
          </table:table-cell>
          <table:table-cell office:value-type="float" office:value="5" calcext:value-type="float">
            <text:p>5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ucial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rucial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rucial CT1050MX300SSD1</text:p>
          </table:table-cell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rucial CT275MX300SSD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rucial CT525MX300SSD1</text:p>
          </table:table-cell>
          <table:table-cell office:value-type="float" office:value="5" calcext:value-type="float">
            <text:p>5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.Skill Ripjaws 4 Series</text:p>
          </table:table-cell>
          <table:table-cell office:value-type="float" office:value="5" calcext:value-type="float">
            <text:p>5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.Skill Ripjaws 4 Series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.Skill Ripjaws V Series</text:p>
          </table:table-cell>
          <table:table-cell office:value-type="float" office:value="5" calcext:value-type="float">
            <text:p>5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.Skill Ripjaws V Series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.Skill Trident X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.Skill Trident Z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.Skill Trident Z</text:p>
          </table:table-cell>
          <table:table-cell office:value-type="float" office:value="5" calcext:value-type="float">
            <text:p>5</text:p>
          </table:table-cell>
          <table:table-cell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.Skill TridentZ RGB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itachi A7K1000-1000</text:p>
          </table:table-cell>
          <table:table-cell office:value-type="float" office:value="5" calcext:value-type="float">
            <text:p>5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itachi HUS724030ALE641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tel SSDPECME040T40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ingston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ingston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ingston</text:p>
          </table:table-cell>
          <table:table-cell office:value-type="float" office:value="5" calcext:value-type="float">
            <text:p>5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ingston</text:p>
          </table:table-cell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ingston HyperX Beast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ingston HyperX Predator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Kingston SA400S37/120G</text:p>
          </table:table-cell>
          <table:table-cell office:value-type="float" office:value="5" calcext:value-type="float">
            <text:p>5</text:p>
          </table:table-cell>
          <table:table-cell office:value-type="float" office:value="1455" calcext:value-type="float">
            <text:p>145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NY SSD7CS1311-120-RB</text:p>
          </table:table-cell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NY SSD9SC240GMDA-RB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msung MZ-75E120B/AM</text:p>
          </table:table-cell>
          <table:table-cell office:value-type="float" office:value="5" calcext:value-type="float">
            <text:p>5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amsung MZ-75E1T0B/AM</text:p>
          </table:table-cell>
          <table:table-cell office:value-type="float" office:value="5" calcext:value-type="float">
            <text:p>5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msung MZ-75E250B/AM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msung MZ-75E500B/AM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msung MZ-7KE256BW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amsung MZ-V6E1T0</text:p>
          </table:table-cell>
          <table:table-cell office:value-type="float" office:value="5" calcext:value-type="float">
            <text:p>5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msung MZ-V6E25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amsung MZ-V6E500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msung MZ-V6P512BW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anDisk SDSSDA-120G-G26</text:p>
          </table:table-cell>
          <table:table-cell office:value-type="float" office:value="5" calcext:value-type="float">
            <text:p>5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nDisk SDSSDA-240G-G26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anDisk SDSSDHII-240G-G25</text:p>
          </table:table-cell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eagate ST10000DM0004</text:p>
          </table:table-cell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agate ST1000DM010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agate ST1000DX002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agate ST2000DM006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agate ST2000DX002</text:p>
          </table:table-cell>
          <table:table-cell office:value-type="float" office:value="5" calcext:value-type="float">
            <text:p>5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agate ST3000DM008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agate ST31000340NS - FFP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estern Digital WD1003FZEX</text:p>
          </table:table-cell>
          <table:table-cell office:value-type="float" office:value="5" calcext:value-type="float">
            <text:p>5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Western Digital WD101KRYZ</text:p>
          </table:table-cell>
          <table:table-cell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stern Digital WD2003FZEX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estern Digital WD20EZRZ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estern Digital WD2500AAJS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estern Digital WD2500AVVS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estern Digital WD5000AACS</text:p>
          </table:table-cell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stern Digital WDS250G1B0A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estern Digital WDS250G1B0B</text:p>
          </table:table-cell>
          <table:table-cell office:value-type="float" office:value="5" calcext:value-type="float">
            <text:p>5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estern Digital WDS256G1X0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estern Digital WDS500G1B0B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</table:table>
      <table:table table:name="productes a magatzem" table:style-name="ta1">
        <table:table-column table:style-name="co1" table:default-cell-style-name="ce5"/>
        <table:table-column table:style-name="co12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WAREHOUSE_ID</text:p>
          </table:table-cell>
          <table:table-cell office:value-type="string" calcext:value-type="string">
            <text:p>WAREHOUSE_NAME</text:p>
          </table:table-cell>
          <table:table-cell office:value-type="string" calcext:value-type="string">
            <text:p>NVL(TO_CHAR(I.QUANTITY),'NOINVENTARI')</text:p>
          </table:table-cell>
          <table:table-cell/>
          <table:table-cell office:value-type="string" calcext:value-type="string">
            <text:p>select pw.PRODUCT_ID,pw.PRODUCT_NAME,pw.WAREHOUSE_id,pw.WAREHOUSE_NAME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jing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s text:c="7"/>nvl(to_char(i.QUANTITY),'no inventari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ay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rom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 City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(select * from WAREHOUSES W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<text:s text:c="15"/>(select * from PRODUCT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<text:s text:c="15"/>where PRODUCT_ID in (96,20,21,35,37,79,262,3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, Washington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) p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lake, Texa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left join inventories i on pw.WAREHOUSE_ID=i.WAREHOUSE_I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dney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tab/><text:tab/><text:tab/><text:tab/><text:tab/> <text:s text:c="2"/>and pw.product_id=i.PRODUCT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sair CB-9060011-W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der by pw.product_id,pw.WAREHOUSE_NAME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eijing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ombay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exico Cit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ew Jerse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 Francisco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attle, Washington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hlake, Texas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ydney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ronto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jing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a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, Washington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lake, Texas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dney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eijing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omba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exico City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ew Jerse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 Francisco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attle, Washington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hlake, Texas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ydney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ronto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jing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 City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, Washington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lake, Texas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dney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sair Dominator 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eijing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ombay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exico Cit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ew Jerse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 Francisco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attle, Washington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hlake, Texas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ydney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ronto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, Washington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lake, Texas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dney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Disk SDSSDHII-480G-G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eijing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omba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exico Cit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ew Jersey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 Francisco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attle, Washington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hlake, Texas</text:p>
          </table:table-cell>
          <table:table-cell table:style-name="ce6" office:value-type="string" calcext:value-type="string">
            <text:p>no inventari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ydney</text:p>
          </table:table-cell>
          <table:table-cell table:style-name="ce6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Corsair Dominator Platin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ronto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7:44:36.038000000</meta:creation-date>
    <dc:date>2025-03-28T18:53:26.321000000</dc:date>
    <meta:editing-duration>PT1H8M47S</meta:editing-duration>
    <meta:editing-cycles>6</meta:editing-cycles>
    <meta:generator>LibreOffice/7.4.7.2$Windows_X86_64 LibreOffice_project/723314e595e8007d3cf785c16538505a1c878ca5</meta:generator>
    <meta:document-statistic meta:table-count="4" meta:cell-count="906" meta:object-count="0"/>
  </office:meta>
</office:document-meta>
</file>